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8080" draw:textarea-horizontal-align="center" draw:textarea-vertical-align="middle"/>
    </style:style>
    <style:style style:name="gr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1.65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1.9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measure" style:list-style-name="L1">
      <style:graphic-properties draw:textarea-horizontal-align="center" draw:textarea-vertical-align="middle" draw:line-distance="1.07cm"/>
    </style:style>
    <style:style style:name="gr17" style:family="graphic" style:parent-style-name="standard">
      <style:graphic-properties draw:fill="solid" draw:fill-color="#00dc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3.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8pt" style:font-size-asian="88pt" style:font-size-complex="88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" style:family="text">
      <style:text-properties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6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7" style:family="text">
      <style:text-properties fo:font-family="'Liberation Sans'" style:font-style-name="Regular" style:font-family-generic="swiss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8" style:family="text">
      <style:text-properties fo:font-family="'Liberation Sans'" style:font-family-generic="roman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9" style:family="text">
      <style:text-properties fo:font-family="'Liberation Sans'" style:font-family-generic="roman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2.54cm" svg:x="1.67cm" svg:y="1.635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75cm" svg:height="6.35cm" svg:x="1.37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905cm" svg:x="2.005cm" svg:y="6.08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1.905cm" svg:height="1.905cm" svg:x="2.005cm" svg:y="9.255cm">
          <text:p text:style-name="P1">R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875cm" svg:y1="7.985cm" svg:x2="2.875cm" svg:y2="9.255cm">
          <text:p/>
        </draw:line>
        <draw:custom-shape draw:style-name="gr2" draw:text-style-name="P1" draw:layer="layout" svg:width="3.175cm" svg:height="6.35cm" svg:x="5.18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905cm" svg:x="5.815cm" svg:y="6.08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1.905cm" svg:height="1.905cm" svg:x="5.815cm" svg:y="9.255cm">
          <text:p text:style-name="P1">R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85cm" svg:y1="7.985cm" svg:x2="6.685cm" svg:y2="9.255cm">
          <text:p/>
        </draw:line>
        <draw:custom-shape draw:style-name="gr2" draw:text-style-name="P1" draw:layer="layout" svg:width="3.175cm" svg:height="6.35cm" svg:x="8.99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905cm" svg:x="9.625cm" svg:y="6.08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1.905cm" svg:height="1.905cm" svg:x="9.625cm" svg:y="9.255cm">
          <text:p text:style-name="P1">R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95cm" svg:y1="7.985cm" svg:x2="10.595cm" svg:y2="9.255cm">
          <text:p/>
        </draw:line>
        <draw:connector draw:style-name="gr5" draw:text-style-name="P1" draw:layer="layout" svg:x1="2.94cm" svg:y1="4.175cm" svg:x2="10.56cm" svg:y2="4.81cm" draw:start-shape="id1" draw:start-glue-point="8" draw:end-shape="id2" draw:end-glue-point="0" svg:d="m2940 4175v635h7620">
          <text:p/>
        </draw:connector>
        <draw:line draw:style-name="gr4" draw:text-style-name="P1" draw:layer="layout" svg:x1="2.94cm" svg:y1="4.81cm" svg:x2="2.94cm" svg:y2="6.08cm">
          <text:p/>
        </draw:line>
        <draw:line draw:style-name="gr4" draw:text-style-name="P1" draw:layer="layout" svg:x1="6.785cm" svg:y1="4.81cm" svg:x2="6.785cm" svg:y2="6.08cm">
          <text:p/>
        </draw:line>
        <draw:line draw:style-name="gr4" draw:text-style-name="P1" draw:id="id2" draw:layer="layout" svg:x1="10.56cm" svg:y1="4.81cm" svg:x2="10.56cm" svg:y2="6.08cm">
          <text:p/>
        </draw:line>
        <draw:custom-shape draw:style-name="gr6" draw:text-style-name="P1" draw:layer="layout" svg:width="1.905cm" svg:height="2.54cm" svg:x="13.1cm" svg:y="12.43cm">
          <text:p/>
          <draw:enhanced-geometry svg:viewBox="0 0 21600 21600" draw:text-areas="0 ?f0 ?f5 ?f2" draw:type="right-arrow" draw:modifiers="0 4498.785425101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05cm" svg:height="2.54cm" svg:x="13.1cm" svg:y="14.97cm">
          <text:p/>
          <draw:enhanced-geometry svg:viewBox="0 0 21600 21600" draw:text-areas="0 ?f0 ?f5 ?f2" draw:type="right-arrow" draw:modifiers="0 4498.785425101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05cm" svg:height="2.54cm" svg:x="13.1cm" svg:y="17.51cm">
          <text:p/>
          <draw:enhanced-geometry svg:viewBox="0 0 21600 21600" draw:text-areas="0 ?f0 ?f5 ?f2" draw:type="right-arrow" draw:modifiers="0 4498.785425101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1" draw:layer="layout" svg:x1="2.957cm" svg:y1="11.16cm" svg:x2="2.943cm" svg:y2="18.568cm" draw:start-shape="id3" draw:start-glue-point="2" svg:d="m2957 11160v3954h-14v3454">
          <text:p/>
        </draw:connector>
        <draw:connector draw:style-name="gr5" draw:text-style-name="P1" draw:layer="layout" svg:x1="10.577cm" svg:y1="11.16cm" svg:x2="10.597cm" svg:y2="13.559cm" draw:start-shape="id4" draw:start-glue-point="2" svg:d="m10577 11160v1450h20v949">
          <text:p/>
        </draw:connector>
        <draw:line draw:style-name="gr4" draw:text-style-name="P1" draw:layer="layout" svg:x1="10.56cm" svg:y1="13.6cm" svg:x2="13.1cm" svg:y2="13.6cm">
          <text:p/>
        </draw:line>
        <draw:line draw:style-name="gr4" draw:text-style-name="P1" draw:id="id6" draw:layer="layout" svg:x1="6.75cm" svg:y1="16.24cm" svg:x2="13.1cm" svg:y2="16.24cm">
          <text:p/>
        </draw:line>
        <draw:connector draw:style-name="gr5" draw:text-style-name="P1" draw:layer="layout" svg:x1="6.767cm" svg:y1="11.16cm" svg:x2="6.75cm" svg:y2="16.24cm" draw:start-shape="id5" draw:start-glue-point="2" draw:end-shape="id6" draw:end-glue-point="3" svg:d="m6767 11160v2465h-17v2615">
          <text:p/>
        </draw:connector>
        <draw:line draw:style-name="gr4" draw:text-style-name="P1" draw:layer="layout" svg:x1="2.94cm" svg:y1="18.58cm" svg:x2="13.1cm" svg:y2="18.58cm">
          <text:p/>
        </draw:line>
        <draw:custom-shape draw:style-name="gr7" draw:text-style-name="P3" draw:layer="layout" svg:width="1.905cm" svg:height="2.54cm" svg:x="16.91cm" svg:y="11.795cm">
          <text:p text:style-name="P3"><text:span text:style-name="T2"><text:s text:c="3"/></text:span><text:span text:style-name="T2">φ</text:span></text:p>
          <draw:enhanced-geometry svg:viewBox="0 0 21600 21600" draw:text-areas="0 ?f0 ?f5 ?f2" draw:type="right-arrow" draw:modifiers="0 4498.785425101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905cm" svg:height="2.54cm" svg:x="16.91cm" svg:y="14.335cm">
          <text:p text:style-name="P3"><text:span text:style-name="T3"><text:s text:c="3"/></text:span><text:span text:style-name="T3">φ</text:span></text:p>
          <draw:enhanced-geometry svg:viewBox="0 0 21600 21600" draw:text-areas="0 ?f0 ?f5 ?f2" draw:type="right-arrow" draw:modifiers="0 4498.785425101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905cm" svg:height="2.54cm" svg:x="16.91cm" svg:y="16.875cm">
          <text:p text:style-name="P3"><text:span text:style-name="T3"><text:s text:c="3"/></text:span><text:span text:style-name="T3">φ</text:span></text:p>
          <draw:enhanced-geometry svg:viewBox="0 0 21600 21600" draw:text-areas="0 ?f0 ?f5 ?f2" draw:type="right-arrow" draw:modifiers="0 4498.785425101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5.005cm" svg:y1="13.7cm" svg:x2="16.91cm" svg:y2="13.7cm">
          <text:p/>
        </draw:line>
        <draw:line draw:style-name="gr4" draw:text-style-name="P1" draw:layer="layout" svg:x1="15.005cm" svg:y1="16.24cm" svg:x2="16.91cm" svg:y2="16.24cm">
          <text:p/>
        </draw:line>
        <draw:line draw:style-name="gr4" draw:text-style-name="P1" draw:layer="layout" svg:x1="15.005cm" svg:y1="18.78cm" svg:x2="16.91cm" svg:y2="18.78cm">
          <text:p/>
        </draw:line>
        <draw:connector draw:style-name="gr8" draw:text-style-name="P1" draw:layer="layout" svg:x1="4.21cm" svg:y1="2.905cm" svg:x2="16.005cm" svg:y2="2.905cm" draw:start-shape="id1" draw:start-glue-point="10" draw:end-shape="id7" draw:end-glue-point="0" svg:d="m4210 2905h11795">
          <text:p/>
        </draw:connector>
        <draw:line draw:style-name="gr4" draw:text-style-name="P1" draw:layer="layout" svg:x1="16.075cm" svg:y1="12.43cm" svg:x2="16.91cm" svg:y2="12.43cm">
          <text:p/>
        </draw:line>
        <draw:line draw:style-name="gr4" draw:text-style-name="P1" draw:layer="layout" svg:x1="16.075cm" svg:y1="14.97cm" svg:x2="16.91cm" svg:y2="14.97cm">
          <text:p/>
        </draw:line>
        <draw:line draw:style-name="gr4" draw:text-style-name="P1" draw:layer="layout" svg:x1="16.075cm" svg:y1="17.51cm" svg:x2="16.91cm" svg:y2="17.51cm">
          <text:p/>
        </draw:line>
        <draw:custom-shape draw:style-name="gr9" draw:text-style-name="P1" draw:layer="layout" svg:width="3.175cm" svg:height="1.905cm" svg:x="23.163cm" svg:y="12.13cm">
          <text:p text:style-name="P1">ADC</text:p>
          <draw:enhanced-geometry svg:viewBox="0 0 21600 21600" draw:text-areas="0 ?f0 ?f5 ?f2" draw:mirror-horizontal="true" draw:type="right-arrow" draw:modifiers="16474.493927125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175cm" svg:height="1.905cm" svg:x="23.163cm" svg:y="14.67cm">
          <text:p text:style-name="P1">ADC</text:p>
          <draw:enhanced-geometry svg:viewBox="0 0 21600 21600" draw:text-areas="0 ?f0 ?f5 ?f2" draw:mirror-horizontal="true" draw:type="right-arrow" draw:modifiers="16474.493927125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175cm" svg:height="1.905cm" svg:x="23.163cm" svg:y="17.21cm">
          <text:p text:style-name="P1">ADC</text:p>
          <draw:enhanced-geometry svg:viewBox="0 0 21600 21600" draw:text-areas="0 ?f0 ?f5 ?f2" draw:mirror-horizontal="true" draw:type="right-arrow" draw:modifiers="16474.4939271255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8.815cm" svg:y1="13.065cm" svg:x2="20.085cm" svg:y2="13.065cm">
          <text:p/>
        </draw:line>
        <draw:line draw:style-name="gr4" draw:text-style-name="P1" draw:layer="layout" svg:x1="18.815cm" svg:y1="15.605cm" svg:x2="20.085cm" svg:y2="15.605cm">
          <text:p/>
        </draw:line>
        <draw:line draw:style-name="gr4" draw:text-style-name="P1" draw:layer="layout" svg:x1="18.815cm" svg:y1="18.145cm" svg:x2="20.085cm" svg:y2="18.145cm">
          <text:p/>
        </draw:line>
        <draw:frame draw:style-name="gr10" draw:text-style-name="P4" draw:layer="layout" svg:width="13.97cm" svg:height="1.119cm" svg:x="9.255cm" svg:y="1.635cm">
          <draw:text-box>
            <text:p><text:span text:style-name="T4">LAOPS Functionality Diagram</text:span></text:p>
          </draw:text-box>
        </draw:frame>
        <draw:frame draw:style-name="gr11" draw:layer="layout" svg:width="3.175cm" svg:height="1.673cm" svg:x="12.865cm" svg:y="10.757cm">
          <draw:text-box>
            <text:p>Schmitt</text:p>
            <text:p>Trigger</text:p>
          </draw:text-box>
        </draw:frame>
        <draw:frame draw:style-name="gr12" draw:layer="layout" svg:width="3.175cm" svg:height="1.905cm" svg:x="16.675cm" svg:y="10.09cm">
          <draw:text-box>
            <text:p>Phase</text:p>
            <text:p>Comp.</text:p>
          </draw:text-box>
        </draw:frame>
        <draw:custom-shape draw:style-name="gr13" draw:text-style-name="P5" draw:layer="layout" svg:width="1.905cm" svg:height="1.905cm" svg:x="20.085cm" svg:y="12.095cm">
          <text:p text:style-name="P1"><text:span text:style-name="T5">≈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905cm" svg:height="1.905cm" svg:x="20.085cm" svg:y="17.175cm">
          <text:p text:style-name="P1"><text:span text:style-name="T6">≈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905cm" svg:height="1.905cm" svg:x="20.085cm" svg:y="14.635cm">
          <text:p text:style-name="P1"><text:span text:style-name="T6">≈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55cm" svg:y1="13.065cm" svg:x2="23.225cm" svg:y2="13.065cm">
          <text:p/>
        </draw:line>
        <draw:line draw:style-name="gr4" draw:text-style-name="P1" draw:layer="layout" svg:x1="21.955cm" svg:y1="15.605cm" svg:x2="23.225cm" svg:y2="15.605cm">
          <text:p/>
        </draw:line>
        <draw:line draw:style-name="gr4" draw:text-style-name="P1" draw:layer="layout" svg:x1="21.955cm" svg:y1="18.145cm" svg:x2="23.225cm" svg:y2="18.145cm">
          <text:p/>
        </draw:line>
        <draw:frame draw:style-name="gr14" draw:layer="layout" svg:width="3.81cm" svg:height="2.155cm" svg:x="19.85cm" svg:y="10.39cm">
          <draw:text-box>
            <text:p>Lowpass</text:p>
            <text:p>Filter</text:p>
          </draw:text-box>
        </draw:frame>
        <draw:frame draw:style-name="gr15" draw:layer="layout" svg:width="4.536cm" svg:height="0.962cm" svg:x="4.084cm" svg:y="3.213cm">
          <draw:text-box>
            <text:p>~95KHz Clock</text:p>
          </draw:text-box>
        </draw:frame>
        <draw:measure draw:style-name="gr16" draw:text-style-name="P6" draw:layer="measurelines" svg:x1="12.43cm" svg:y1="6.715cm" svg:x2="12.43cm" svg:y2="10.525cm">
          <text:p text:style-name="P6"><text:span text:style-name="T7">∆</text:span><text:span text:style-name="T8">d</text:span></text:p>
        </draw:measure>
        <draw:line draw:style-name="gr17" draw:text-style-name="P1" draw:id="id7" draw:layer="layout" svg:x1="16.005cm" svg:y1="17.51cm" svg:x2="16.005cm" svg:y2="2.905cm">
          <text:p/>
        </draw:line>
        <draw:frame draw:style-name="gr18" draw:text-style-name="P7" draw:layer="layout" svg:width="8.89cm" svg:height="4.06cm" svg:x="17.51cm" svg:y="4.175cm">
          <draw:text-box>
            <text:p text:style-name="P7"><text:span text:style-name="T2">∆</text:span><text:span text:style-name="T9">d=</text:span><text:span text:style-name="T3">ρ</text:span><text:span text:style-name="T3">∆V</text:span></text:p>
            <text:p text:style-name="P7"><text:span text:style-name="T3">ρ=.5</text:span><text:span text:style-name="T2">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dd </meta:initial-creator>
    <meta:creation-date>2011-11-28T04:02:28</meta:creation-date>
    <dc:date>2011-11-28T16:13:57</dc:date>
    <dc:creator>Godd </dc:creator>
    <meta:editing-duration>PT03H53M46S</meta:editing-duration>
    <meta:editing-cycles>2</meta:editing-cycles>
    <meta:generator>OpenOffice.org/3.2$Linux OpenOffice.org_project/320m12$Build-9483</meta:generator>
    <meta:document-statistic meta:object-count="56"/>
  </office:meta>
</office:document-meta>
</file>